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81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00ff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0000ff"/>
      <style:text-properties style:use-window-font-color="true"/>
    </style:style>
  </office:automatic-styles>
  <office:body>
    <office:spreadsheet>
      <table:table table:name="Electronical Components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/>Proster セットに２点含む　MG996R デジタルサーボ ロングアーム メタルギア　13kg/cm(4.8V) 15kg/cm(6V) 18ヶ月保証 </text:p>
          </table:table-cell>
          <table:table-cell office:value-type="string" calcext:value-type="string">
            <text:p>https://www.amazon.co.jp/gp/product/B01E9URHAC/ref=oh_aui_detailpage_o00_s00?ie=UTF8&amp;psc=1</text:p>
          </table:table-cell>
          <table:table-cell office:value-type="float" office:value="2300" calcext:value-type="float">
            <text:p>2300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2300" calcext:value-type="float">
            <text:p>2300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/>15 270 ピース 電解コンデンサ 詰め合わせボックス 利用が簡単 </text:p>
          </table:table-cell>
          <table:table-cell office:value-type="string" calcext:value-type="string">
            <text:p>https://www.amazon.co.jp/gp/product/B00DF9YVTE/ref=oh_aui_detailpage_o01_s00?ie=UTF8&amp;psc=1</text:p>
          </table:table-cell>
          <table:table-cell office:value-type="float" office:value="1499" calcext:value-type="float">
            <text:p>1499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1499" calcext:value-type="float">
            <text:p>1499</text:p>
          </table:table-cell>
          <table:table-cell/>
        </table:table-row>
        <table:table-row table:style-name="ro2">
          <table:table-cell table:style-name="ce1" office:value-type="string" calcext:value-type="string">
            <text:p><text:s/>uxcell　ブレットメスコネクター　プラグ　弾丸状　金属製　3.5mm　RCモデル用　10個セット </text:p>
          </table:table-cell>
          <table:table-cell office:value-type="string" calcext:value-type="string">
            <text:p>https://www.amazon.co.jp/gp/product/B00EZEE544/ref=oh_aui_detailpage_o02_s00?ie=UTF8&amp;psc=1</text:p>
          </table:table-cell>
          <table:table-cell office:value-type="float" office:value="834" calcext:value-type="float">
            <text:p>834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834" calcext:value-type="float">
            <text:p>834</text:p>
          </table:table-cell>
          <table:table-cell/>
        </table:table-row>
        <table:table-row table:style-name="ro2">
          <table:table-cell table:style-name="ce2" office:value-type="string" calcext:value-type="string">
            <text:p><text:s/>Turnigy 7.4V 1000mAh 20C30C リチウムポリマーバッテリー </text:p>
          </table:table-cell>
          <table:table-cell table:style-name="ce4" office:value-type="string" calcext:value-type="string">
            <text:p>https://www.amazon.co.jp/gp/product/B011QT49NC/ref=oh_aui_detailpage_o03_s00?ie=UTF8&amp;psc=1</text:p>
          </table:table-cell>
          <table:table-cell table:style-name="ce4" office:value-type="float" office:value="1000" calcext:value-type="float">
            <text:p>100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formula="of:=[.C5]*[.D5]" office:value-type="float" office:value="2000" calcext:value-type="float">
            <text:p>2000</text:p>
          </table:table-cell>
          <table:table-cell/>
        </table:table-row>
        <table:table-row table:style-name="ro2">
          <table:table-cell table:style-name="ce1" office:value-type="string" calcext:value-type="string">
            <text:p>リポバッテリーチェッカー </text:p>
          </table:table-cell>
          <table:table-cell office:value-type="string" calcext:value-type="string">
            <text:p>https://www.amazon.co.jp/gp/product/B00BQVYC9C/ref=oh_aui_detailpage_o04_s00?ie=UTF8&amp;psc=1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C6]*[.D6]" office:value-type="float" office:value="560" calcext:value-type="float">
            <text:p>560</text:p>
          </table:table-cell>
          <table:table-cell/>
        </table:table-row>
        <table:table-row table:style-name="ro2">
          <table:table-cell office:value-type="string" calcext:value-type="string">
            <text:p><text:s/>Morpilot 2 pack 7.4V 2200mAh 30C lipo バッテリー SymaX8C SymaX8C SymaX8W SymaX8G ラジコンヘリコプター 用バナナコネクタ X8Cバッテリ </text:p>
          </table:table-cell>
          <table:table-cell office:value-type="string" calcext:value-type="string">
            <text:p>https://www.amazon.co.jp/gp/product/B01DDF47AC/ref=oh_aui_detailpage_o05_s00?ie=UTF8&amp;psc=1</text:p>
          </table:table-cell>
          <table:table-cell office:value-type="float" office:value="3099" calcext:value-type="float">
            <text:p>3099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3099" calcext:value-type="float">
            <text:p>3099</text:p>
          </table:table-cell>
          <table:table-cell/>
        </table:table-row>
        <table:table-row table:style-name="ro2">
          <table:table-cell office:value-type="string" calcext:value-type="string">
            <text:p><text:s/>SKYRCオリジナルIMAX B6 RCヘリコプターカーおもちゃクワッドローターリポニッケル水素BatteryPower供給のためのミニデジタルバランス充電器(Blue) </text:p>
          </table:table-cell>
          <table:table-cell office:value-type="string" calcext:value-type="string">
            <text:p>https://www.amazon.co.jp/gp/product/B012B5OK8Y/ref=oh_aui_detailpage_o05_s01?ie=UTF8&amp;psc=1</text:p>
          </table:table-cell>
          <table:table-cell office:value-type="float" office:value="5380" calcext:value-type="float">
            <text:p>5380</text:p>
          </table:table-cell>
          <table:table-cell office:value-type="float" office:value="1" calcext:value-type="float">
            <text:p>1</text:p>
          </table:table-cell>
          <table:table-cell table:formula="of:=[.C8]*[.D8]" office:value-type="float" office:value="5380" calcext:value-type="float">
            <text:p>5380</text:p>
          </table:table-cell>
          <table:table-cell/>
        </table:table-row>
        <table:table-row table:style-name="ro2">
          <table:table-cell office:value-type="string" calcext:value-type="string">
            <text:p><text:s/>uxcell JST コネクタ　2ピンプラグ22AWG ワイヤーケーブル付き　200mm　RC FPV　模型用　5ペア入り </text:p>
          </table:table-cell>
          <table:table-cell office:value-type="string" calcext:value-type="string">
            <text:p>https://www.amazon.co.jp/gp/product/B00MFS38C2/ref=oh_aui_detailpage_o05_s01?ie=UTF8&amp;psc=1</text:p>
          </table:table-cell>
          <table:table-cell office:value-type="float" office:value="339" calcext:value-type="float">
            <text:p>339</text:p>
          </table:table-cell>
          <table:table-cell office:value-type="float" office:value="2" calcext:value-type="float">
            <text:p>2</text:p>
          </table:table-cell>
          <table:table-cell table:formula="of:=[.C9]*[.D9]" office:value-type="float" office:value="678" calcext:value-type="float">
            <text:p>678</text:p>
          </table:table-cell>
          <table:table-cell/>
        </table:table-row>
        <table:table-row table:style-name="ro2">
          <table:table-cell office:value-type="string" calcext:value-type="string">
            <text:p><text:s/>ピンヘッダ　２×４０　80ピン　4セット </text:p>
          </table:table-cell>
          <table:table-cell office:value-type="string" calcext:value-type="string">
            <text:p>https://www.amazon.co.jp/gp/product/B01L3L8WRM/ref=oh_aui_detailpage_o05_s01?ie=UTF8&amp;psc=1</text:p>
          </table:table-cell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table:formula="of:=[.C10]*[.D10]" office:value-type="float" office:value="1760" calcext:value-type="float">
            <text:p>1760</text:p>
          </table:table-cell>
          <table:table-cell/>
        </table:table-row>
        <table:table-row table:style-name="ro1">
          <table:table-cell table:style-name="ce3" office:value-type="string" calcext:value-type="string">
            <text:p>17DOF Biped Robot Educational Robot Kit w/ Servos &amp; Control &amp; Remote Controller</text:p>
          </table:table-cell>
          <table:table-cell table:style-name="ce5" office:value-type="string" calcext:value-type="string">
            <text:p>http://www.ebay.com/itm/17DOF-Biped-Robot-Educational-Robot-Kit-w-Servos-Control-Remote-Controller-/281979614045?hash=item41a74b735d</text:p>
          </table:table-cell>
          <table:table-cell table:style-name="ce5" office:value-type="float" office:value="23496" calcext:value-type="float">
            <text:p>23496</text:p>
          </table:table-cell>
          <table:table-cell table:style-name="ce5" office:value-type="float" office:value="1" calcext:value-type="float">
            <text:p>1</text:p>
          </table:table-cell>
          <table:table-cell table:style-name="ce5" table:formula="of:=[.C11]*[.D11]" office:value-type="float" office:value="23496" calcext:value-type="float">
            <text:p>23496</text:p>
          </table:table-cell>
          <table:table-cell/>
        </table:table-row>
        <table:table-row table:style-name="ro1">
          <table:table-cell table:number-columns-repeated="4"/>
          <table:table-cell table:formula="of:=[.C12]*[.D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3"/>
          <table:table-cell table:formula="of:=SUM([.E2:.E12])" office:value-type="float" office:value="41606" calcext:value-type="float">
            <text:p>41606</text:p>
          </table:table-cell>
          <table:table-cell table:style-name="ce4" table:formula="of:=[.E13]-[.E5]" office:value-type="float" office:value="39606" calcext:value-type="float">
            <text:p>39606</text:p>
          </table:table-cell>
        </table:table-row>
        <table:table-row table:style-name="ro1">
          <table:table-cell office:value-type="string" calcext:value-type="string">
            <text:p>Per Perso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E13]/[.D14]" office:value-type="float" office:value="8321.2" calcext:value-type="float">
            <text:p>8321.2</text:p>
          </table:table-cell>
          <table:table-cell table:style-name="ce4" table:formula="of:=[.F13]/[.D14]" office:value-type="float" office:value="7921.2" calcext:value-type="float">
            <text:p>7921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4">00/00/0000</text:date>, <text:time style:data-style-name="N2" text:time-value="14:40:02.1351183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4T17:23:05.800325723</meta:creation-date>
    <dc:date>2017-09-24T14:54:20.560996463</dc:date>
    <meta:editing-duration>PT1M44S</meta:editing-duration>
    <meta:editing-cycles>3</meta:editing-cycles>
    <meta:generator>LibreOffice/4.2.8.2$Linux_X86_64 LibreOffice_project/420m0$Build-2</meta:generator>
    <meta:document-statistic meta:table-count="1" meta:cell-count="63" meta:object-count="0"/>
  </office:meta>
</office:document-meta>
</file>